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llegalUnlockException.getLockOw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llegalUnlockException.IllegalUnlockException( String lockOwner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llegalUnlockException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